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Almosnino, H. Lind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 May 1851</text:p>
      <text:p text:style-name="P2">Month<text:tab/><text:tab/><text:tab/><text:tab/><text:tab/><text:tab/>May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England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Y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Mr S. Morais, Philadelphia</text:span></text:p>
      <text:p text:style-name="P4"><text:span text:style-name="T1">London 1 May 1851/</text:span></text:p>
      <text:p text:style-name="P2"><text:span text:style-name="T1">My Dear Sir--/</text:span></text:p>
      <text:p text:style-name="P2"><text:span text:style-name="T1"><text:tab/>Mrs. Almosnino &amp; self perused with sincere/ pleasure your few lines of the 15</text:span><text:span text:style-name="T2">th</text:span><text:span text:style-name="T1"> ultimo, conveying to us/ the gratifying intelligence of your success be assured my dear sir/ that every member of my family fully participate in our feelings/ and join with us in invoking Gods blessing on your new vocation/ <text:s/>I cannot but commend the course you pursued, previous to/ your election &amp; most particularly that towards Mr Leeser and/ I trust that a very short period will suffice to convince that/ Gentleman that you have not encroached on his rights, and/ when open to conviction he will I feel assured become a stedfast[sic]/ friend. <text:s/>Both Mr Lindo &amp; myself were pleased to learn [?]/ the Letters we gave you were serviceable, and were happ[?]/ find you had met with such kind friends as the Gentlemen you/ named to Mr Moses as the one personally known to us we beg to/ tender our Compliments &amp; thanks for his interest in your favor. <text:s/>All/ your friends here rejoice at your success and desire that you/ will be assured of their good wishes. <text:s/>My extreme occupations may/ prevent me the pleasure of writing to you as often as I could wish,/ but this I trust will not deter you from addressing me as often as/ you can find the opportunity for I shall always feel interested in learning/ of your welfare &amp; your continued success in promoting the interest and/ spiritual welfare of your congregation. <text:s/>Begging you will excuse/ the brevity of this. <text:s/>From my dear sir your sincere friend/</text:span></text:p>
      <text:p text:style-name="P2"><text:span text:style-name="T1"><text:tab/><text:tab/><text:tab/><text:tab/><text:tab/>S. Almosnino/</text:span></text:p>
      <text:p text:style-name="P2"><text:span text:style-name="T1"/></text:p>
      <text:p text:style-name="P2"><text:span text:style-name="T1">[Page 2]</text:span></text:p>
      <text:p text:style-name="P2"><text:span text:style-name="T1">My dear Sir/</text:span></text:p>
      <text:p text:style-name="P2"><text:span text:style-name="T1"><text:tab/>I most sincerely congratulate you on your success may you long enjoy it/ my family joins in these sentiments &amp; believe me to be your sincere wellwisher[sic]/</text:span></text:p>
      <text:p text:style-name="P2"><text:span text:style-name="T1"><text:tab/><text:tab/><text:tab/><text:tab/><text:tab/><text:tab/><text:tab/><text:tab/>HLindo/</text:span></text:p>
      <text:p text:style-name="P2"><text:span text:style-name="T1">Let me know if you can/ </text:span></text:p>
      <text:p text:style-name="P2"><text:span text:style-name="T1">sell any of my works to you/</text:span></text:p>
      <text:p text:style-name="P2"><text:span text:style-name="T1">they would be Calendar 6(/)sells for 8(/)/</text:span></text:p>
      <text:p text:style-name="P2"><text:span text:style-name="T1"><text:tab/><text:tab/>Conciliator 15(/)----20(/)/</text:span></text:p>
      <text:p text:style-name="P2"><text:span text:style-name="T1"><text:tab/><text:tab/>History-----9(/)----12(/)/</text:span></text:p>
      <text:p text:style-name="P2"><text:span text:style-name="T1"/></text:p>
      <text:p text:style-name="P2"><text:span text:style-name="T1">[Note: The following address is sideways in the center of the page.]</text:span></text:p>
      <text:p text:style-name="P2"><text:span text:style-name="T1">The Revd. Mr S. Morais/</text:span></text:p>
      <text:p text:style-name="P2"><text:span text:style-name="T1"><text:tab/>Minister of the Synagogue/</text:span></text:p>
      <text:p text:style-name="P2"><text:span text:style-name="T1"><text:tab/><text:tab/>Philadelphi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0:04:53</meta:creation-date>
    <dc:date>2009-04-20T10:23:57</dc:date>
    <dc:language>en-US</dc:language>
    <meta:editing-cycles>2</meta:editing-cycles>
    <meta:editing-duration>PT2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518" meta:character-count="3307"/>
  </office:meta>
</office:document-meta>
</file>